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121">
      <style:table-cell-properties fo:border-bottom="0.99pt solid #000000" fo:border-left="0.99pt solid #000000" fo:border-right="none" fo:border-top="0.99pt solid #000000"/>
    </style:style>
    <style:style style:name="ce16" style:family="table-cell" style:parent-style-name="Pivot_20_Table_20_Value" style:data-style-name="N121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Value" style:data-style-name="N121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121">
      <style:table-cell-properties fo:border-bottom="2.01pt solid #000000" fo:border-left="0.99pt solid #000000" fo:border-right="none" fo:border-top="none"/>
    </style:style>
    <style:style style:name="ce1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1" style:family="table-cell" style:parent-style-name="Pivot_20_Table_20_Value" style:data-style-name="N121">
      <style:table-cell-properties fo:border-bottom="0.99pt solid #000000" fo:border-left="none" fo:border-right="2.01pt solid #000000" fo:border-top="0.99pt solid #000000"/>
    </style:style>
    <style:style style:name="ce22" style:family="table-cell" style:parent-style-name="Pivot_20_Table_20_Value" style:data-style-name="N121">
      <style:table-cell-properties fo:border-bottom="none" fo:border-left="none" fo:border-right="2.01pt solid #000000" fo:border-top="0.99pt solid #000000"/>
    </style:style>
    <style:style style:name="ce23" style:family="table-cell" style:parent-style-name="Pivot_20_Table_20_Value" style:data-style-name="N121">
      <style:table-cell-properties fo:border-bottom="0.99pt solid #000000" fo:border-left="none" fo:border-right="2.01pt solid #000000" fo:border-top="none"/>
    </style:style>
    <style:style style:name="ce24" style:family="table-cell" style:parent-style-name="Pivot_20_Table_20_Value" style:data-style-name="N121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mode</text:p>
          </table:table-cell>
          <table:table-cell/>
          <table:table-cell table:style-name="ce1" office:value-type="string" calcext:value-type="string">
            <text:p>Average - duration</text:p>
          </table:table-cell>
          <table:table-cell table:style-name="ce7"/>
          <table:table-cell table:style-name="ce13" office:value-type="string" calcext:value-type="string">
            <text:p>Data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float" office:value="0.174963189" calcext:value-type="float">
            <text:p>0.174963189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2.4.0</text:p>
          </table:table-cell>
          <table:table-cell office:value-type="string" calcext:value-type="string">
            <text:p>build/head</text:p>
          </table:table-cell>
          <table:table-cell/>
          <table:table-cell table:style-name="ce2" office:value-type="string" calcext:value-type="string">
            <text:p>language</text:p>
          </table:table-cell>
          <table:table-cell table:style-name="ce8" office:value-type="string" calcext:value-type="string">
            <text:p>version</text:p>
          </table:table-cell>
          <table:table-cell table:style-name="ce14" office:value-type="string" calcext:value-type="string">
            <text:p>build/head</text:p>
          </table:table-cell>
          <table:table-cell table:style-name="ce20" office:value-type="string" calcext:value-type="string">
            <text:p>regular/stable</text:p>
          </table:table-cell>
          <table:table-cell table:number-columns-repeated="3"/>
        </table:table-row>
        <table:table-row table:style-name="ro1">
          <table:table-cell office:value-type="float" office:value="0.174208617" calcext:value-type="float">
            <text:p>0.174208617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2.4.0</text:p>
          </table:table-cell>
          <table:table-cell office:value-type="string" calcext:value-type="string">
            <text:p>build/head</text:p>
          </table:table-cell>
          <table:table-cell/>
          <table:table-cell table:style-name="ce3" office:value-type="string" calcext:value-type="string">
            <text:p>Crystal</text:p>
          </table:table-cell>
          <table:table-cell table:style-name="ce9" office:value-type="string" calcext:value-type="string">
            <text:p>0.18.7</text:p>
          </table:table-cell>
          <table:table-cell table:style-name="ce15" office:value-type="float" office:value="0.01472908" calcext:value-type="float">
            <text:p>0.015</text:p>
          </table:table-cell>
          <table:table-cell table:style-name="ce21" office:value-type="float" office:value="0.1521172" calcext:value-type="float">
            <text:p>0.152</text:p>
          </table:table-cell>
          <table:table-cell table:number-columns-repeated="3"/>
        </table:table-row>
        <table:table-row table:style-name="ro1">
          <table:table-cell office:value-type="float" office:value="0.170460164" calcext:value-type="float">
            <text:p>0.170460164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2.4.0</text:p>
          </table:table-cell>
          <table:table-cell office:value-type="string" calcext:value-type="string">
            <text:p>build/head</text:p>
          </table:table-cell>
          <table:table-cell/>
          <table:table-cell table:style-name="ce4" office:value-type="string" calcext:value-type="string">
            <text:p>jruby</text:p>
          </table:table-cell>
          <table:table-cell table:style-name="ce10" office:value-type="string" calcext:value-type="string">
            <text:p>1.9.3</text:p>
          </table:table-cell>
          <table:table-cell table:style-name="ce16"/>
          <table:table-cell table:style-name="ce22" office:value-type="float" office:value="0.4198" calcext:value-type="float">
            <text:p>0.420</text:p>
          </table:table-cell>
          <table:table-cell table:number-columns-repeated="3"/>
        </table:table-row>
        <table:table-row table:style-name="ro1">
          <table:table-cell office:value-type="float" office:value="0.172644826" calcext:value-type="float">
            <text:p>0.172644826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2.4.0</text:p>
          </table:table-cell>
          <table:table-cell office:value-type="string" calcext:value-type="string">
            <text:p>build/head</text:p>
          </table:table-cell>
          <table:table-cell/>
          <table:table-cell table:style-name="ce5"/>
          <table:table-cell table:style-name="ce11" office:value-type="string" calcext:value-type="string">
            <text:p>2.3.0</text:p>
          </table:table-cell>
          <table:table-cell table:style-name="ce17" office:value-type="float" office:value="0.4296" calcext:value-type="float">
            <text:p>0.430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float" office:value="0.171467228" calcext:value-type="float">
            <text:p>0.171467228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2.4.0</text:p>
          </table:table-cell>
          <table:table-cell office:value-type="string" calcext:value-type="string">
            <text:p>build/head</text:p>
          </table:table-cell>
          <table:table-cell/>
          <table:table-cell table:style-name="ce3" office:value-type="string" calcext:value-type="string">
            <text:p>mruby</text:p>
          </table:table-cell>
          <table:table-cell table:style-name="ce9" office:value-type="float" office:value="1.9" calcext:value-type="float">
            <text:p>1.9</text:p>
          </table:table-cell>
          <table:table-cell table:style-name="ce15" office:value-type="float" office:value="1.9022696" calcext:value-type="float">
            <text:p>1.902</text:p>
          </table:table-cell>
          <table:table-cell table:style-name="ce21" office:value-type="float" office:value="2.0387188" calcext:value-type="float">
            <text:p>2.039</text:p>
          </table:table-cell>
          <table:table-cell table:number-columns-repeated="3"/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string" calcext:value-type="string">
            <text:p>jruby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build/head</text:p>
          </table:table-cell>
          <table:table-cell/>
          <table:table-cell table:style-name="ce4" office:value-type="string" calcext:value-type="string">
            <text:p>ruby</text:p>
          </table:table-cell>
          <table:table-cell table:style-name="ce10" office:value-type="string" calcext:value-type="string">
            <text:p>2.3.1</text:p>
          </table:table-cell>
          <table:table-cell table:style-name="ce16"/>
          <table:table-cell table:style-name="ce22" office:value-type="float" office:value="0.1604700262" calcext:value-type="float">
            <text:p>0.160</text:p>
          </table:table-cell>
          <table:table-cell table:number-columns-repeated="3"/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string" calcext:value-type="string">
            <text:p>jruby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build/head</text:p>
          </table:table-cell>
          <table:table-cell/>
          <table:table-cell table:style-name="ce6"/>
          <table:table-cell table:style-name="ce12" office:value-type="string" calcext:value-type="string">
            <text:p>2.4.0</text:p>
          </table:table-cell>
          <table:table-cell table:style-name="ce18" office:value-type="float" office:value="0.1727488048" calcext:value-type="float">
            <text:p>0.173</text:p>
          </table:table-cell>
          <table:table-cell table:style-name="ce24"/>
          <table:table-cell table:number-columns-repeated="3"/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string" calcext:value-type="string">
            <text:p>jruby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build/head</text:p>
          </table:table-cell>
          <table:table-cell table:number-columns-repeated="8"/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string" calcext:value-type="string">
            <text:p>jruby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build/head</text:p>
          </table:table-cell>
          <table:table-cell table:number-columns-repeated="8"/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string" calcext:value-type="string">
            <text:p>jruby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build/head</text:p>
          </table:table-cell>
          <table:table-cell table:number-columns-repeated="8"/>
        </table:table-row>
        <table:table-row table:style-name="ro1">
          <table:table-cell office:value-type="float" office:value="1.895233" calcext:value-type="float">
            <text:p>1.895233</text:p>
          </table:table-cell>
          <table:table-cell office:value-type="string" calcext:value-type="string">
            <text:p>mruby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uild/head</text:p>
          </table:table-cell>
          <table:table-cell/>
          <table:table-cell office:value-type="string" calcext:value-type="string">
            <text:p>Average - duration</text:p>
          </table:table-cell>
          <table:table-cell/>
          <table:table-cell office:value-type="string" calcext:value-type="string">
            <text:p>Bench seconds</text:p>
          </table:table-cell>
          <table:table-cell/>
          <table:table-cell office:value-type="string" calcext:value-type="string">
            <text:p>'time' (user) seconds</text:p>
          </table:table-cell>
          <table:table-cell table:number-columns-repeated="2"/>
        </table:table-row>
        <table:table-row table:style-name="ro1">
          <table:table-cell office:value-type="float" office:value="1.900895" calcext:value-type="float">
            <text:p>1.900895</text:p>
          </table:table-cell>
          <table:table-cell office:value-type="string" calcext:value-type="string">
            <text:p>mruby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uild/head</text:p>
          </table:table-cell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build/head</text:p>
          </table:table-cell>
          <table:table-cell office:value-type="string" calcext:value-type="string">
            <text:p>regular/stable</text:p>
          </table:table-cell>
          <table:table-cell office:value-type="string" calcext:value-type="string">
            <text:p>build/head</text:p>
          </table:table-cell>
          <table:table-cell office:value-type="string" calcext:value-type="string">
            <text:p>regular/stabl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.920994" calcext:value-type="float">
            <text:p>1.920994</text:p>
          </table:table-cell>
          <table:table-cell office:value-type="string" calcext:value-type="string">
            <text:p>mruby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uild/head</text:p>
          </table:table-cell>
          <table:table-cell/>
          <table:table-cell office:value-type="string" calcext:value-type="string">
            <text:p>Crystal</text:p>
          </table:table-cell>
          <table:table-cell office:value-type="string" calcext:value-type="string">
            <text:p>0.18.7</text:p>
          </table:table-cell>
          <table:table-cell office:value-type="float" office:value="0.01472908" calcext:value-type="float">
            <text:p>0.01472908</text:p>
          </table:table-cell>
          <table:table-cell office:value-type="float" office:value="0.1521172" calcext:value-type="float">
            <text:p>0.1521172</text:p>
          </table:table-cell>
          <table:table-cell office:value-type="float" office:value="0.016" calcext:value-type="float">
            <text:p>0.016</text:p>
          </table:table-cell>
          <table:table-cell office:value-type="float" office:value="0.396" calcext:value-type="float">
            <text:p>0.396</text:p>
          </table:table-cell>
          <table:table-cell office:value-type="string" calcext:value-type="string">
            <text:p>~10x's faster (build)</text:p>
          </table:table-cell>
        </table:table-row>
        <table:table-row table:style-name="ro1">
          <table:table-cell office:value-type="float" office:value="1.896728" calcext:value-type="float">
            <text:p>1.896728</text:p>
          </table:table-cell>
          <table:table-cell office:value-type="string" calcext:value-type="string">
            <text:p>mruby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uild/head</text:p>
          </table:table-cell>
          <table:table-cell/>
          <table:table-cell office:value-type="string" calcext:value-type="string">
            <text:p>jruby</text:p>
          </table:table-cell>
          <table:table-cell office:value-type="string" calcext:value-type="string">
            <text:p>1.7.25 (1.9.3p551)</text:p>
          </table:table-cell>
          <table:table-cell/>
          <table:table-cell office:value-type="float" office:value="0.4198" calcext:value-type="float">
            <text:p>0.4198</text:p>
          </table:table-cell>
          <table:table-cell/>
          <table:table-cell office:value-type="float" office:value="5.124" calcext:value-type="float">
            <text:p>5.124</text:p>
          </table:table-cell>
          <table:table-cell office:value-type="string" calcext:value-type="string">
            <text:p>~ 2x's slower bench, ~20x's slower launching</text:p>
          </table:table-cell>
        </table:table-row>
        <table:table-row table:style-name="ro1">
          <table:table-cell office:value-type="float" office:value="1.897498" calcext:value-type="float">
            <text:p>1.897498</text:p>
          </table:table-cell>
          <table:table-cell office:value-type="string" calcext:value-type="string">
            <text:p>mruby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uild/head</text:p>
          </table:table-cell>
          <table:table-cell table:number-columns-repeated="2"/>
          <table:table-cell office:value-type="string" calcext:value-type="string">
            <text:p>9.1.2.0 (2.3.0)</text:p>
          </table:table-cell>
          <table:table-cell office:value-type="float" office:value="0.4296" calcext:value-type="float">
            <text:p>0.4296</text:p>
          </table:table-cell>
          <table:table-cell/>
          <table:table-cell office:value-type="float" office:value="5.752" calcext:value-type="float">
            <text:p>5.752</text:p>
          </table:table-cell>
          <table:table-cell table:number-columns-repeated="2"/>
        </table:table-row>
        <table:table-row table:style-name="ro1">
          <table:table-cell office:value-type="float" office:value="0.0156023" calcext:value-type="float">
            <text:p>0.0156023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0.18.7</text:p>
          </table:table-cell>
          <table:table-cell office:value-type="string" calcext:value-type="string">
            <text:p>build/head</text:p>
          </table:table-cell>
          <table:table-cell/>
          <table:table-cell office:value-type="string" calcext:value-type="string">
            <text:p>mruby</text:p>
          </table:table-cell>
          <table:table-cell office:value-type="string" calcext:value-type="string">
            <text:p>1.2.0</text:p>
          </table:table-cell>
          <table:table-cell office:value-type="float" office:value="1.9022696" calcext:value-type="float">
            <text:p>1.9022696</text:p>
          </table:table-cell>
          <table:table-cell office:value-type="float" office:value="2.0387188" calcext:value-type="float">
            <text:p>2.0387188</text:p>
          </table:table-cell>
          <table:table-cell office:value-type="float" office:value="1.948" calcext:value-type="float">
            <text:p>1.948</text:p>
          </table:table-cell>
          <table:table-cell office:value-type="float" office:value="2.036" calcext:value-type="float">
            <text:p>2.036</text:p>
          </table:table-cell>
          <table:table-cell office:value-type="string" calcext:value-type="string">
            <text:p>~ 10x's slower</text:p>
          </table:table-cell>
        </table:table-row>
        <table:table-row table:style-name="ro1">
          <table:table-cell office:value-type="float" office:value="0.0148915" calcext:value-type="float">
            <text:p>0.0148915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0.18.7</text:p>
          </table:table-cell>
          <table:table-cell office:value-type="string" calcext:value-type="string">
            <text:p>build/head</text:p>
          </table:table-cell>
          <table:table-cell/>
          <table:table-cell office:value-type="string" calcext:value-type="string">
            <text:p>ruby</text:p>
          </table:table-cell>
          <table:table-cell office:value-type="string" calcext:value-type="string">
            <text:p>2.3.1</text:p>
          </table:table-cell>
          <table:table-cell/>
          <table:table-cell office:value-type="float" office:value="0.1604700262" calcext:value-type="float">
            <text:p>0.1604700262</text:p>
          </table:table-cell>
          <table:table-cell/>
          <table:table-cell office:value-type="float" office:value="0.176" calcext:value-type="float">
            <text:p>0.176</text:p>
          </table:table-cell>
          <table:table-cell/>
        </table:table-row>
        <table:table-row table:style-name="ro1">
          <table:table-cell office:value-type="float" office:value="0.0141981" calcext:value-type="float">
            <text:p>0.014198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0.18.7</text:p>
          </table:table-cell>
          <table:table-cell office:value-type="string" calcext:value-type="string">
            <text:p>build/head</text:p>
          </table:table-cell>
          <table:table-cell table:number-columns-repeated="2"/>
          <table:table-cell office:value-type="string" calcext:value-type="string">
            <text:p>2.4.0</text:p>
          </table:table-cell>
          <table:table-cell office:value-type="float" office:value="0.1727488048" calcext:value-type="float">
            <text:p>0.1727488048</text:p>
          </table:table-cell>
          <table:table-cell/>
          <table:table-cell office:value-type="float" office:value="0.196" calcext:value-type="float">
            <text:p>0.196</text:p>
          </table:table-cell>
          <table:table-cell table:number-columns-repeated="2"/>
        </table:table-row>
        <table:table-row table:style-name="ro1">
          <table:table-cell office:value-type="float" office:value="0.0143384" calcext:value-type="float">
            <text:p>0.0143384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0.18.7</text:p>
          </table:table-cell>
          <table:table-cell office:value-type="string" calcext:value-type="string">
            <text:p>build/head</text:p>
          </table:table-cell>
          <table:table-cell table:number-columns-repeated="8"/>
        </table:table-row>
        <table:table-row table:style-name="ro1">
          <table:table-cell office:value-type="float" office:value="0.0146151" calcext:value-type="float">
            <text:p>0.014615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0.18.7</text:p>
          </table:table-cell>
          <table:table-cell office:value-type="string" calcext:value-type="string">
            <text:p>build/head</text:p>
          </table:table-cell>
          <table:table-cell table:number-columns-repeated="8"/>
        </table:table-row>
        <table:table-row table:style-name="ro1">
          <table:table-cell office:value-type="float" office:value="0.162184547" calcext:value-type="float">
            <text:p>0.162184547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168479818" calcext:value-type="float">
            <text:p>0.168479818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159248305" calcext:value-type="float">
            <text:p>0.159248305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154595458" calcext:value-type="float">
            <text:p>0.154595458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157842003" calcext:value-type="float">
            <text:p>0.157842003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string" calcext:value-type="string">
            <text:p>jruby</text:p>
          </table:table-cell>
          <table:table-cell office:value-type="string" calcext:value-type="string">
            <text:p>1.9.3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string" calcext:value-type="string">
            <text:p>jruby</text:p>
          </table:table-cell>
          <table:table-cell office:value-type="string" calcext:value-type="string">
            <text:p>1.9.3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string" calcext:value-type="string">
            <text:p>jruby</text:p>
          </table:table-cell>
          <table:table-cell office:value-type="string" calcext:value-type="string">
            <text:p>1.9.3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string" calcext:value-type="string">
            <text:p>jruby</text:p>
          </table:table-cell>
          <table:table-cell office:value-type="string" calcext:value-type="string">
            <text:p>1.9.3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string" calcext:value-type="string">
            <text:p>jruby</text:p>
          </table:table-cell>
          <table:table-cell office:value-type="string" calcext:value-type="string">
            <text:p>1.9.3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2.047506" calcext:value-type="float">
            <text:p>2.047506</text:p>
          </table:table-cell>
          <table:table-cell office:value-type="string" calcext:value-type="string">
            <text:p>mruby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2.052138" calcext:value-type="float">
            <text:p>2.052138</text:p>
          </table:table-cell>
          <table:table-cell office:value-type="string" calcext:value-type="string">
            <text:p>mruby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2.025132" calcext:value-type="float">
            <text:p>2.025132</text:p>
          </table:table-cell>
          <table:table-cell office:value-type="string" calcext:value-type="string">
            <text:p>mruby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2.045856" calcext:value-type="float">
            <text:p>2.045856</text:p>
          </table:table-cell>
          <table:table-cell office:value-type="string" calcext:value-type="string">
            <text:p>mruby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2.022962" calcext:value-type="float">
            <text:p>2.022962</text:p>
          </table:table-cell>
          <table:table-cell office:value-type="string" calcext:value-type="string">
            <text:p>mruby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152872" calcext:value-type="float">
            <text:p>0.152872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0.18.7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1525292" calcext:value-type="float">
            <text:p>0.1525292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0.18.7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1501704" calcext:value-type="float">
            <text:p>0.1501704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0.18.7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1519081" calcext:value-type="float">
            <text:p>0.151908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0.18.7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1531063" calcext:value-type="float">
            <text:p>0.1531063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0.18.7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</table:table>
      <table:named-expressions/>
      <table:data-pilot-tables>
        <table:data-pilot-table table:name="DataPilot2" table:application-data="" table:target-range-address="Sheet1.F1:Sheet1.I8" table:buttons="Sheet1.F2 Sheet1.G2 Sheet1.H1" table:grand-total="none" table:show-filter-button="false" table:drill-down-on-double-click="false">
          <table:source-cell-range table:cell-range-address="Sheet1.A1:Sheet1.D41"/>
          <table:data-pilot-field table:source-field-name="Data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mode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anguage" table:orientation="row" table:used-hierarchy="0" table:function="auto">
            <table:data-pilot-level table:show-empty="false" calcext:repeat-item-labels="false">
              <table:data-pilot-members>
                <table:data-pilot-member table:name="Crystal" table:display="true" table:show-details="true"/>
                <table:data-pilot-member table:name="jruby" table:display="true" table:show-details="true"/>
                <table:data-pilot-member table:name="mruby" table:display="true" table:show-details="true"/>
                <table:data-pilot-member table:name="rub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sion" table:orientation="row" table:used-hierarchy="0" table:function="auto">
            <table:data-pilot-level table:show-empty="false" calcext:repeat-item-labels="false">
              <table:data-pilot-members>
                <table:data-pilot-member table:name="1.9" table:display="true" table:show-details="true"/>
                <table:data-pilot-member table:name="0.18.7" table:display="true" table:show-details="true"/>
                <table:data-pilot-member table:name="1.9.3" table:display="true" table:show-details="true"/>
                <table:data-pilot-member table:name="2.3.0" table:display="true" table:show-details="true"/>
                <table:data-pilot-member table:name="2.3.1" table:display="true" table:show-details="true"/>
                <table:data-pilot-member table:name="2.4.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" table:orientation="data" table:used-hierarchy="0" table:function="average">
            <table:data-pilot-level table:show-empty="false" calcext:repeat-item-labels="false">
              <table:data-pilot-members>
                <table:data-pilot-member table:name="0.0141981" table:display="true" table:show-details="true"/>
                <table:data-pilot-member table:name="0.0143384" table:display="true" table:show-details="true"/>
                <table:data-pilot-member table:name="0.0146151" table:display="true" table:show-details="true"/>
                <table:data-pilot-member table:name="0.0148915" table:display="true" table:show-details="true"/>
                <table:data-pilot-member table:name="0.0156023" table:display="true" table:show-details="true"/>
                <table:data-pilot-member table:name="0.1501704" table:display="true" table:show-details="true"/>
                <table:data-pilot-member table:name="0.1519081" table:display="true" table:show-details="true"/>
                <table:data-pilot-member table:name="0.1525292" table:display="true" table:show-details="true"/>
                <table:data-pilot-member table:name="0.152872" table:display="true" table:show-details="true"/>
                <table:data-pilot-member table:name="0.1531063" table:display="true" table:show-details="true"/>
                <table:data-pilot-member table:name="0.154595458" table:display="true" table:show-details="true"/>
                <table:data-pilot-member table:name="0.157842003" table:display="true" table:show-details="true"/>
                <table:data-pilot-member table:name="0.159248305" table:display="true" table:show-details="true"/>
                <table:data-pilot-member table:name="0.162184547" table:display="true" table:show-details="true"/>
                <table:data-pilot-member table:name="0.168479818" table:display="true" table:show-details="true"/>
                <table:data-pilot-member table:name="0.170460164" table:display="true" table:show-details="true"/>
                <table:data-pilot-member table:name="0.171467228" table:display="true" table:show-details="true"/>
                <table:data-pilot-member table:name="0.172644826" table:display="true" table:show-details="true"/>
                <table:data-pilot-member table:name="0.174208617" table:display="true" table:show-details="true"/>
                <table:data-pilot-member table:name="0.174963189" table:display="true" table:show-details="true"/>
                <table:data-pilot-member table:name="0.319" table:display="true" table:show-details="true"/>
                <table:data-pilot-member table:name="0.38" table:display="true" table:show-details="true"/>
                <table:data-pilot-member table:name="0.413" table:display="true" table:show-details="true"/>
                <table:data-pilot-member table:name="0.423" table:display="true" table:show-details="true"/>
                <table:data-pilot-member table:name="0.433" table:display="true" table:show-details="true"/>
                <table:data-pilot-member table:name="0.434" table:display="true" table:show-details="true"/>
                <table:data-pilot-member table:name="0.437" table:display="true" table:show-details="true"/>
                <table:data-pilot-member table:name="0.446" table:display="true" table:show-details="true"/>
                <table:data-pilot-member table:name="0.464" table:display="true" table:show-details="true"/>
                <table:data-pilot-member table:name="0.498" table:display="true" table:show-details="true"/>
                <table:data-pilot-member table:name="1.895233" table:display="true" table:show-details="true"/>
                <table:data-pilot-member table:name="1.896728" table:display="true" table:show-details="true"/>
                <table:data-pilot-member table:name="1.897498" table:display="true" table:show-details="true"/>
                <table:data-pilot-member table:name="1.900895" table:display="true" table:show-details="true"/>
                <table:data-pilot-member table:name="1.920994" table:display="true" table:show-details="true"/>
                <table:data-pilot-member table:name="2.022962" table:display="true" table:show-details="true"/>
                <table:data-pilot-member table:name="2.025132" table:display="true" table:show-details="true"/>
                <table:data-pilot-member table:name="2.045856" table:display="true" table:show-details="true"/>
                <table:data-pilot-member table:name="2.047506" table:display="true" table:show-details="true"/>
                <table:data-pilot-member table:name="2.05213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02:24:33.655499718</meta:creation-date>
    <dc:date>2016-07-29T02:57:57.896875642</dc:date>
    <meta:editing-duration>PT18M</meta:editing-duration>
    <meta:editing-cycles>7</meta:editing-cycles>
    <meta:generator>LibreOffice/5.0.3.2$Linux_X86_64 LibreOffice_project/00m0$Build-2</meta:generator>
    <meta:document-statistic meta:table-count="1" meta:cell-count="227" meta:object-count="0"/>
  </office:meta>
</office:document-meta>
</file>